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office:value-type="string" table:style-name="ce4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6">
            <text:p>twincast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ghost_shrou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7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13">
            <text:p>ele_scythe_damage_big</text:p>
          </table:table-cell>
          <table:table-cell table:number-columns-repeated="3" table:style-name="ce2"/>
          <table:table-cell office:value-type="string" table:style-name="ce8">
            <text:p>burn_duration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urn_chanc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conserv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13">
            <text:p>ele_scyth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13">
            <text:p>ele_scythe_damage</text:p>
          </table:table-cell>
          <table:table-cell table:number-columns-repeated="2" table:style-name="ce2"/>
          <table:table-cell office:value-type="string" table:style-name="ce8">
            <text:p>burn_du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8">
            <text:p>move_speed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move_speed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style-name="ce2"/>
          <table:table-cell office:value-type="string" table:style-name="ce13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13">
            <text:p>scythe_damage_big</text:p>
          </table:table-cell>
          <table:table-cell office:value-type="string" table:style-name="ce2">
            <text:p>o</text:p>
          </table:table-cell>
          <table:table-cell office:value-type="string" table:style-name="ce13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ong_effect_big</text:p>
          </table:table-cell>
          <table:table-cell table:number-columns-repeated="9" table:style-name="ce2"/>
          <table:table-cell office:value-type="string" table:style-name="ce6">
            <text:p>brutal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9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9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10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11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4" table:style-name="ce2"/>
          <table:table-cell office:value-type="string" table:style-name="ce8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uratio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2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table:number-columns-repeated="8" table:style-name="ce4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8">
            <text:p>attack_speed_big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2" table:style-name="ce2"/>
          <table:table-cell office:value-type="string" table:style-name="ce8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chance</text:p>
          </table:table-cell>
          <table:table-cell table:number-columns-repeated="6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kb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song_duration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energy_regen_percent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4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9">
            <text:p>warrior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9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2" table:style-name="ce2"/>
          <table:table-cell office:value-type="string" table:style-name="ce6">
            <text:p>masochism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6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leed_du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6">
            <text:p>combat_tal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2" table:style-name="ce2"/>
          <table:table-cell office:value-type="string" table:style-name="ce6">
            <text:p>marauder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13">
            <text:p>attack_speed</text:p>
          </table:table-cell>
          <table:table-cell office:value-type="string" table:style-name="ce2">
            <text:p>u</text:p>
          </table:table-cell>
          <table:table-cell office:value-type="string" table:style-name="ce13">
            <text:p>gauntlet_damage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table:number-columns-repeated="2" table:style-name="ce4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13">
            <text:p>gauntlet_damage_big</text:p>
          </table:table-cell>
          <table:table-cell table:style-name="ce2"/>
          <table:table-cell office:value-type="string" table:style-name="ce13">
            <text:p>ele_gauntlet_damage_big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13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6">
            <text:p>immutable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ove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1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13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gauntle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13">
            <text:p>greatsword_damage</text:p>
          </table:table-cell>
          <table:table-cell office:value-type="string" table:style-name="ce2">
            <text:p>o</text:p>
          </table:table-cell>
          <table:table-cell office:value-type="string" table:style-name="ce13">
            <text:p>greatsword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13">
            <text:p>greatsword_damage_big</text:p>
          </table:table-cell>
          <table:table-cell table:number-columns-repeated="3" table:style-name="ce2"/>
          <table:table-cell office:value-type="string" table:style-name="ce13">
            <text:p>ele_greatsword_damage</text:p>
          </table:table-cell>
          <table:table-cell table:number-columns-repeated="2"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13">
            <text:p>ele_greatsword_damage_big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elvin Vuu</dc:creator>
    <dc:date>2025-01-21T16:56:11Z</dc:date>
    <meta:editing-cycles>93</meta:editing-cycles>
    <meta:editing-duration>PT29943S</meta:editing-duration>
  </office:meta>
</office:document-meta>
</file>